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Heading_20_1">
      <style:text-properties fo:language="de" fo:country="DE"/>
    </style:style>
    <style:style style:name="P15" style:family="paragraph" style:parent-style-name="Text_20_body">
      <style:text-properties fo:language="de" fo:country="DE" officeooo:rsid="00278e6b" officeooo:paragraph-rsid="00278e6b"/>
    </style:style>
    <style:style style:name="P16" style:family="paragraph" style:parent-style-name="Text_20_body">
      <style:text-properties fo:language="de" fo:country="DE" officeooo:rsid="0027cdb0" officeooo:paragraph-rsid="0027cdb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Ziel</text:h>
      <text:p text:style-name="P1">Sprachlehrer-Webseite für mich</text:p>
      <text:h text:style-name="P14" text:outline-level="1">Schritte</text:h>
      <text:p text:style-name="P16">Mitglieder-Bereich</text:p>
      <text:p text:style-name="P15">"About"-Page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<text:soft-page-break/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8-12-31T21:24:19.692000000</dc:date>
    <meta:editing-duration>P3DT9H49M27S</meta:editing-duration>
    <meta:editing-cycles>37</meta:editing-cycles>
    <meta:document-statistic meta:table-count="0" meta:image-count="0" meta:object-count="0" meta:page-count="2" meta:paragraph-count="18" meta:word-count="143" meta:character-count="1181" meta:non-whitespace-character-count="898"/>
  </office:meta>
</office:document-meta>
</file>